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804524421304058206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425108166761600897" text:style-name="L2">
        <text:list-item>
          <text:p text:style-name="P13">2:00 <text:s text:c="2"/>(10:00/mi)</text:p>
        </text:list-item>
        <text:list-item>
          <text:p text:style-name="P13">1:58</text:p>
        </text:list-item>
        <text:list-item>
          <text:p text:style-name="P13">1:56</text:p>
        </text:list-item>
        <text:list-item>
          <text:p text:style-name="P13">1:51</text:p>
        </text:list-item>
        <text:list-item>
          <text:p text:style-name="P13">1:49.4</text:p>
        </text:list-item>
        <text:list-item>
          <text:p text:style-name="P13">1:51.4</text:p>
        </text:list-item>
        <text:list-item>
          <text:p text:style-name="P13">1:47.7</text:p>
        </text:list-item>
        <text:list-item>
          <text:p text:style-name="P13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5776626636004616895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8753862283340161663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5253865485782166891" text:style-name="L5">
        <text:list-item>
          <text:p text:style-name="P11">1:41</text:p>
        </text:list-item>
        <text:list-item>
          <text:p text:style-name="P11">1:44</text:p>
        </text:list-item>
        <text:list-item>
          <text:p text:style-name="P11">1:46</text:p>
        </text:list-item>
        <text:list-item>
          <text:p text:style-name="P11">1:45</text:p>
        </text:list-item>
        <text:list-item>
          <text:p text:style-name="P11">1:44</text:p>
        </text:list-item>
        <text:list-item>
          <text:p text:style-name="P11">1:47</text:p>
        </text:list-item>
        <text:list-item>
          <text:p text:style-name="P11">1:49</text:p>
        </text:list-item>
        <text:list-item>
          <text:p text:style-name="P11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4"><text:soft-page-break/>Sat 6/25/16: <text:span text:style-name="T2">6.5 miles</text:span></text:p>
      <text:p text:style-name="P4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4">Splits:</text:p>
      <text:list xml:id="list8168306888308222336" text:style-name="L6">
        <text:list-item>
          <text:p text:style-name="P14">7:21</text:p>
        </text:list-item>
        <text:list-item>
          <text:p text:style-name="P14">8:14</text:p>
        </text:list-item>
        <text:list-item>
          <text:p text:style-name="P14">8:03</text:p>
        </text:list-item>
        <text:list-item>
          <text:p text:style-name="P14">7:42</text:p>
        </text:list-item>
        <text:list-item>
          <text:p text:style-name="P14">8:16</text:p>
        </text:list-item>
      </text:list>
      <text:p text:style-name="P4"/>
      <text:p text:style-name="P4">Sun 6/26/16: <text:span text:style-name="T2">2 miles</text:span></text:p>
      <text:p text:style-name="P4">I ran 2 miles on roads in 20:10.</text:p>
      <text:p text:style-name="P4"/>
      <text:p text:style-name="P4">Mon 6/27/16: <text:span text:style-name="T2">4 miles</text:span></text:p>
      <text:p text:style-name="P4">I ran ½ mile to the indoor track in 4:36.</text:p>
      <text:p text:style-name="P4">Rest 3 minutes</text:p>
      <text:p text:style-name="P4">½ mile with no shoes on the indoor track in 3:54</text:p>
      <text:p text:style-name="P4">rest 3 minutes</text:p>
      <text:p text:style-name="P4">¼ mile of drills, i.e. high knees, butt kicks etc</text:p>
      <text:p text:style-name="P4">rest 3 minutes</text:p>
      <text:p text:style-name="P4">I ran 4 x ¼ mile on a treadmill with a ¼ mile jog before each interval and one ¼ mile jog at the end. <text:s/>The times for the runs were 1:44.7, 1:44.7, 1:44.7 and 1:42.3. The jogs were about 3 minutes.</text:p>
      <text:p text:style-name="P4">I rested 3 minutes and then jogged ½ mile home.</text:p>
      <text:p text:style-name="P4"/>
      <text:p text:style-name="P4">Tues 6/28/16: <text:span text:style-name="T2">4 miles</text:span></text:p>
      <text:p text:style-name="P4">I ran 4 miles on hilly roads and grass. <text:s/>The first mile was in 10:03 and the next three miles averaged 9:15/mi.</text:p>
      <text:p text:style-name="P4"/>
      <text:p text:style-name="P4">Wed. 6/29/16: <text:span text:style-name="T2">7 miles</text:span></text:p>
      <text:p text:style-name="P4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4 x 400 meters with 400 meter jogs between. <text:s/>The times were:</text:p>
      <text:list xml:id="list4671227857520684862" text:style-name="L7">
        <text:list-item>
          <text:p text:style-name="P15">1:58</text:p>
        </text:list-item>
        <text:list-item>
          <text:p text:style-name="P15">1:39.5</text:p>
        </text:list-item>
        <text:list-item>
          <text:p text:style-name="P15">1:53</text:p>
        </text:list-item>
        <text:list-item>
          <text:p text:style-name="P15">1:45</text:p>
          <text:p text:style-name="P15"><text:s text:c="2"/></text:p>
        </text:list-item>
      </text:list>
      <text:p text:style-name="P4">Thur 6/30/16: <text:span text:style-name="T2">1 mile</text:span></text:p>
      <text:p text:style-name="P4">I ran 1 mile on roads before leaving for Marylan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30T08:10:52.99</dc:date>
    <dc:creator>James Lombardi</dc:creator>
    <meta:editing-duration>PT8H1M58S</meta:editing-duration>
    <meta:editing-cycles>58</meta:editing-cycles>
    <meta:document-statistic meta:table-count="0" meta:image-count="0" meta:object-count="0" meta:page-count="6" meta:paragraph-count="217" meta:word-count="1957" meta:character-count="9562"/>
  </office:meta>
</office:document-meta>
</file>